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Endnote">
      <style:text-properties officeooo:rsid="000b4fa9" officeooo:paragraph-rsid="000b4fa9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b4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ndnotes</text:span><text:span text:style-name="Footnote_20_anchor"><text:note text:id="ftn1" text:note-class="endnote"><text:note-citation>i</text:note-citation><text:note-body><text:p text:style-name="P1">Since earliest times – reproduced in 3.5</text:p></text:note-body></text:note></text:span> <text:span text:style-name="T1">have an extra page-break that adds a new paragraph</text:span><text:span text:style-name="Endnote_20_anchor"><text:note text:id="ftn2" text:note-class="endnote"><text:note-citation>ii</text:note-citation><text:note-body><text:p text:style-name="P1">RES_BREAK pageBefore</text:p></text:note-body></text:note></text:span> <text:span text:style-name="T1">at each round-tr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zxx" fo:country="none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Lucida Sans Unicode" style:font-family-asian="'Lucida Sans Unicode'" style:font-family-generic-asian="swiss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 style:writing-mode="lr-tb"/>
      <style:text-properties fo:color="#9900ff"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 style:writing-mode="lr-tb"/>
      <style:text-properties fo:color="#00cc33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fo:color="#ff9999"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fo:color="#999966"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1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3:43:23.292000000</meta:creation-date>
    <dc:date>2017-06-10T20:49:09.132338466</dc:date>
    <meta:editing-cycles>8</meta:editing-cycles>
    <meta:editing-duration>PT26M23S</meta:editing-duration>
    <meta:generator>LibreOfficeDev/5.4.0.0.alpha1$Linux_X86_64 LibreOffice_project/d6e0f37c51c68c4dbf6fce84eef591aef4391889</meta:generator>
    <meta:document-statistic meta:table-count="0" meta:image-count="0" meta:object-count="0" meta:page-count="2" meta:paragraph-count="3" meta:word-count="21" meta:character-count="142" meta:non-whitespace-character-count="123"/>
  </office:meta>
</office:document-meta>
</file>